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34.9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62.71pt"/>
    </style:style>
    <style:style style:name="co7" style:family="table-column">
      <style:table-column-properties fo:break-before="auto" style:column-width="203.1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26pt" fo:break-before="auto" style:use-optimal-row-height="fals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beef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deada" style:rotation-align="none"/>
    </style:style>
    <style:style style:name="ce13" style:family="table-cell" style:parent-style-name="Default">
      <style:table-cell-properties fo:background-color="#dbeef4" style:rotation-align="none"/>
    </style:style>
    <style:style style:name="ce14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d5b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cd5b5" style:rotation-align="none"/>
    </style:style>
    <style:style style:name="ce23" style:family="table-cell" style:parent-style-name="Default">
      <style:table-cell-properties fo:background-color="#b7dee8" style:rotation-align="none"/>
    </style:style>
    <style:style style:name="ce2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93c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ac090" style:rotation-align="none"/>
    </style:style>
    <style:style style:name="ce32" style:family="table-cell" style:parent-style-name="Default">
      <style:table-cell-properties fo:background-color="#93cddd" style:rotation-align="none"/>
    </style:style>
    <style:style style:name="ce33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ackground-color="#8eb4e3" style:rotation-align="none"/>
    </style:style>
    <style:style style:name="ce41" style:family="table-cell" style:parent-style-name="Default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c6d9f1" style:rotation-align="none"/>
    </style:style>
    <style:style style:name="ce43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ackground-color="transparent" style:rotation-align="none"/>
    </style:style>
    <style:style style:name="ce4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33% 58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fo:font-weight="bold" fo:font-style="italic" style:font-weight-asian="bold" style:font-weight-complex="bold" style:font-style-asian="italic" style:font-style-complex="italic" style:text-position="0% 100%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normal" fo:font-style="normal" style:font-weight-asian="normal" style:font-weight-complex="normal" style:font-style-asian="normal" style:font-style-complex="normal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4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4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18" office:value-type="float" office:value="31001" calcext:value-type="float">
            <text:p>3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Voltage [0.01V]</text:p>
          </table:table-cell>
          <table:table-cell table:style-name="ce22"/>
          <table:table-cell table:style-name="ce27" table:formula="of:=[.E7]+1000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18" office:value-type="float" office:value="31003" calcext:value-type="float">
            <text:p>3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apacity [0.01%]</text:p>
          </table:table-cell>
          <table:table-cell table:style-name="ce22"/>
          <table:table-cell table:style-name="ce27" table:formula="of:=[.E8]+1000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18" office:value-type="float" office:value="31005" calcext:value-type="float">
            <text:p>3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attery Charger State</text:p>
          </table:table-cell>
          <table:table-cell table:style-name="ce22"/>
          <table:table-cell table:style-name="ce27" table:formula="of:=[.E9]+1000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18" office:value-type="float" office:value="31007" calcext:value-type="float">
            <text:p>3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CPU Temperature [0.1°C]</text:p>
          </table:table-cell>
          <table:table-cell table:style-name="ce22"/>
          <table:table-cell table:style-name="ce27" table:formula="of:=[.E10]+1000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18" office:value-type="float" office:value="31009" calcext:value-type="float">
            <text:p>3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Buttons State</text:p>
          </table:table-cell>
          <table:table-cell table:style-name="ce22"/>
          <table:table-cell table:style-name="ce27" table:formula="of:=[.E11]+1000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18" office:value-type="float" office:value="31011" calcext:value-type="float">
            <text:p>3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lock [Hz]</text:p>
          </table:table-cell>
          <table:table-cell table:style-name="ce22"/>
          <table:table-cell table:style-name="ce27" table:formula="of:=[.E12]+1000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18" office:value-type="float" office:value="31013" calcext:value-type="float">
            <text:p>3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Frequency [Hz]</text:p>
          </table:table-cell>
          <table:table-cell table:style-name="ce22"/>
          <table:table-cell table:style-name="ce27" table:formula="of:=[.E13]+1000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18" office:value-type="float" office:value="31015" calcext:value-type="float">
            <text:p>3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1 Duty Cycle [0.01%]</text:p>
          </table:table-cell>
          <table:table-cell table:style-name="ce22"/>
          <table:table-cell table:style-name="ce27" table:formula="of:=[.E14]+1000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18" office:value-type="float" office:value="31017" calcext:value-type="float">
            <text:p>3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2 Duty Cycle [0.01%]</text:p>
          </table:table-cell>
          <table:table-cell table:style-name="ce22"/>
          <table:table-cell table:style-name="ce27" table:formula="of:=[.E15]+1000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18" office:value-type="float" office:value="31019" calcext:value-type="float">
            <text:p>3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3 Duty Cycle [0.01%]</text:p>
          </table:table-cell>
          <table:table-cell table:style-name="ce22"/>
          <table:table-cell table:style-name="ce27" table:formula="of:=[.E16]+1000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18" office:value-type="float" office:value="31021" calcext:value-type="float">
            <text:p>3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PWM Channel 4 Duty Cycle [0.01%]</text:p>
          </table:table-cell>
          <table:table-cell table:style-name="ce22"/>
          <table:table-cell table:style-name="ce27" table:formula="of:=[.E17]+1000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3" calcext:value-type="float">
            <text:p>3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8]+1000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5" calcext:value-type="float">
            <text:p>3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19]+1000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18" office:value-type="float" office:value="31027" calcext:value-type="float">
            <text:p>3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(/Debug Information)</text:p>
          </table:table-cell>
          <table:table-cell table:style-name="ce22"/>
          <table:table-cell table:style-name="ce27" table:formula="of:=[.E20]+1000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29" calcext:value-type="float">
            <text:p>3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1]+1000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1" calcext:value-type="float">
            <text:p>3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2]+1000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3" calcext:value-type="float">
            <text:p>3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3]+1000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5" calcext:value-type="float">
            <text:p>3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4]+1000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7" calcext:value-type="float">
            <text:p>3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5]+1000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39" calcext:value-type="float">
            <text:p>3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6]+1000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1" calcext:value-type="float">
            <text:p>3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7]+1000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3" calcext:value-type="float">
            <text:p>3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8]+1000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5" calcext:value-type="float">
            <text:p>3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29]+1000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7" calcext:value-type="float">
            <text:p>3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0]+1000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31049" calcext:value-type="float">
            <text:p>3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31]+1000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18"/>
          <table:table-cell table:style-name="ce2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39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40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41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42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43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4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5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6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7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48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49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50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51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52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5 [1/16°C]</text:p>
          </table:table-cell>
          <table:table-cell table:style-name="ce23"/>
          <table:table-cell table:style-name="ce28" table:formula="of:=[.E53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6 [1/16°C]</text:p>
          </table:table-cell>
          <table:table-cell table:style-name="ce23"/>
          <table:table-cell table:style-name="ce28" table:formula="of:=[.E54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7 [1/16°C]</text:p>
          </table:table-cell>
          <table:table-cell table:style-name="ce23"/>
          <table:table-cell table:style-name="ce28" table:formula="of:=[.E55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8 [1/16°C]</text:p>
          </table:table-cell>
          <table:table-cell table:style-name="ce23"/>
          <table:table-cell table:style-name="ce28" table:formula="of:=[.E56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9 / Reference 1 [1/16°C]</text:p>
          </table:table-cell>
          <table:table-cell table:style-name="ce23"/>
          <table:table-cell table:style-name="ce28" table:formula="of:=[.E57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0 / Reference 2 [1/16°C]</text:p>
          </table:table-cell>
          <table:table-cell table:style-name="ce23"/>
          <table:table-cell table:style-name="ce28" table:formula="of:=[.E58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1 / Reference 3 [1/16°C]</text:p>
          </table:table-cell>
          <table:table-cell table:style-name="ce23"/>
          <table:table-cell table:style-name="ce28" table:formula="of:=[.E59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2 / Reference 4 [1/16°C]</text:p>
          </table:table-cell>
          <table:table-cell table:style-name="ce23"/>
          <table:table-cell table:style-name="ce28" table:formula="of:=[.E60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3 / Reference 5 [1/16°C]</text:p>
          </table:table-cell>
          <table:table-cell table:style-name="ce23"/>
          <table:table-cell table:style-name="ce28" table:formula="of:=[.E61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4 / Reference 6 [1/16°C]</text:p>
          </table:table-cell>
          <table:table-cell table:style-name="ce23"/>
          <table:table-cell table:style-name="ce28" table:formula="of:=[.E62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5 / Reference 7 [1/16°C]</text:p>
          </table:table-cell>
          <table:table-cell table:style-name="ce23"/>
          <table:table-cell table:style-name="ce28" table:formula="of:=[.E63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6 / Reference 8 [1/16°C]</text:p>
          </table:table-cell>
          <table:table-cell table:style-name="ce23"/>
          <table:table-cell table:style-name="ce28" table:formula="of:=[.E64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Index (16-bit value)</text:p>
          </table:table-cell>
          <table:table-cell table:style-name="ce23"/>
          <table:table-cell table:style-name="ce28" table:formula="of:=[.E70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71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72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 [0 -&gt; Valid, !0 -&gt; Valid]</text:p>
          </table:table-cell>
          <table:table-cell table:style-name="ce23"/>
          <table:table-cell table:style-name="ce28" table:formula="of:=[.E73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Data Validation Counter</text:p>
          </table:table-cell>
          <table:table-cell table:style-name="ce23"/>
          <table:table-cell table:style-name="ce28" table:formula="of:=[.E74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5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6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7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8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79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[1/16°C]</text:p>
          </table:table-cell>
          <table:table-cell table:style-name="ce23"/>
          <table:table-cell table:style-name="ce28" table:formula="of:=[.E80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[1/16°C]</text:p>
          </table:table-cell>
          <table:table-cell table:style-name="ce23"/>
          <table:table-cell table:style-name="ce28" table:formula="of:=[.E81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3 [1/16°C]</text:p>
          </table:table-cell>
          <table:table-cell table:style-name="ce23"/>
          <table:table-cell table:style-name="ce28" table:formula="of:=[.E82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4 [1/16°C]</text:p>
          </table:table-cell>
          <table:table-cell table:style-name="ce23"/>
          <table:table-cell table:style-name="ce28" table:formula="of:=[.E83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1 and 2 [1/16°C]</text:p>
          </table:table-cell>
          <table:table-cell table:style-name="ce23"/>
          <table:table-cell table:style-name="ce28" table:formula="of:=[.E84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eference 3 and 4 [1/16°C]</text:p>
          </table:table-cell>
          <table:table-cell table:style-name="ce23"/>
          <table:table-cell table:style-name="ce28" table:formula="of:=[.E85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11"/>
          <table:table-cell table:style-name="ce35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</text:p>
          </table:table-cell>
          <table:table-cell table:style-name="ce23"/>
          <table:table-cell table:style-name="ce28" table:formula="of:=[.E91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</text:p>
          </table:table-cell>
          <table:table-cell table:style-name="ce23"/>
          <table:table-cell table:style-name="ce28" table:formula="of:=[.E92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93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94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95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96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97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98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99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00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</text:p>
          </table:table-cell>
          <table:table-cell table:style-name="ce23"/>
          <table:table-cell table:style-name="ce28" table:formula="of:=[.E101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ID</text:p>
          </table:table-cell>
          <table:table-cell table:style-name="ce23"/>
          <table:table-cell table:style-name="ce28" table:formula="of:=[.E102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03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04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05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06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07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08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09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10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19" office:value-type="float" office:value="31091" calcext:value-type="float">
            <text:p>3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</text:p>
          </table:table-cell>
          <table:table-cell table:style-name="ce23"/>
          <table:table-cell table:style-name="ce28" table:formula="of:=[.E111]+1000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19" office:value-type="float" office:value="31093" calcext:value-type="float">
            <text:p>3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</text:p>
          </table:table-cell>
          <table:table-cell table:style-name="ce23"/>
          <table:table-cell table:style-name="ce28" table:formula="of:=[.E112]+1000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095" calcext:value-type="float">
            <text:p>3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13]+1000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097" calcext:value-type="float">
            <text:p>3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14]+1000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099" calcext:value-type="float">
            <text:p>3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15]+1000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101" calcext:value-type="float">
            <text:p>3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16]+1000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103" calcext:value-type="float">
            <text:p>3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17]+1000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105" calcext:value-type="float">
            <text:p>3110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18]+1000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107" calcext:value-type="float">
            <text:p>3110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19]+1000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109" calcext:value-type="float">
            <text:p>3110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20]+1000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19" office:value-type="float" office:value="31671" calcext:value-type="float">
            <text:p>3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Type </text:p>
          </table:table-cell>
          <table:table-cell table:style-name="ce23"/>
          <table:table-cell table:style-name="ce28" table:formula="of:=[.E122]+1000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19" office:value-type="float" office:value="31673" calcext:value-type="float">
            <text:p>3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th Device ID</text:p>
          </table:table-cell>
          <table:table-cell table:style-name="ce23"/>
          <table:table-cell table:style-name="ce28" table:formula="of:=[.E123]+1000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19" office:value-type="float" office:value="31675" calcext:value-type="float">
            <text:p>3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ime since last Rx [s]</text:p>
          </table:table-cell>
          <table:table-cell table:style-name="ce23"/>
          <table:table-cell table:style-name="ce28" table:formula="of:=[.E124]+1000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19" office:value-type="float" office:value="31677" calcext:value-type="float">
            <text:p>3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</text:p>
          </table:table-cell>
          <table:table-cell table:style-name="ce23"/>
          <table:table-cell table:style-name="ce28" table:formula="of:=[.E125]+1000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19" office:value-type="float" office:value="31679" calcext:value-type="float">
            <text:p>3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Temperature [1/128°C]</text:p>
          </table:table-cell>
          <table:table-cell table:style-name="ce23"/>
          <table:table-cell table:style-name="ce28" table:formula="of:=[.E126]+1000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19" office:value-type="float" office:value="31681" calcext:value-type="float">
            <text:p>3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Input Voltage [0.01V]</text:p>
          </table:table-cell>
          <table:table-cell table:style-name="ce23"/>
          <table:table-cell table:style-name="ce28" table:formula="of:=[.E127]+1000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19" office:value-type="float" office:value="31683" calcext:value-type="float">
            <text:p>3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1 [0.01V] (Switch only)</text:p>
          </table:table-cell>
          <table:table-cell table:style-name="ce23"/>
          <table:table-cell table:style-name="ce28" table:formula="of:=[.E128]+1000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19" office:value-type="float" office:value="31685" calcext:value-type="float">
            <text:p>3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1 [mA] (Switch only)</text:p>
          </table:table-cell>
          <table:table-cell table:style-name="ce23"/>
          <table:table-cell table:style-name="ce28" table:formula="of:=[.E129]+1000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19" office:value-type="float" office:value="31687" calcext:value-type="float">
            <text:p>3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Voltage Ch 2 [0.01V] (Switch only)</text:p>
          </table:table-cell>
          <table:table-cell table:style-name="ce23"/>
          <table:table-cell table:style-name="ce28" table:formula="of:=[.E130]+1000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19" office:value-type="float" office:value="31689" calcext:value-type="float">
            <text:p>3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urrent Ch 2 [mA] (Switch only)</text:p>
          </table:table-cell>
          <table:table-cell table:style-name="ce23"/>
          <table:table-cell table:style-name="ce28" table:formula="of:=[.E131]+1000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19" office:value-type="float" office:value="31051" calcext:value-type="float">
            <text:p>3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 Index (16-bit value)</text:p>
          </table:table-cell>
          <table:table-cell table:style-name="ce23"/>
          <table:table-cell table:style-name="ce28" table:formula="of:=[.E137]+1000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19" office:value-type="float" office:value="31053" calcext:value-type="float">
            <text:p>3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adio Rx Status</text:p>
          </table:table-cell>
          <table:table-cell table:style-name="ce23"/>
          <table:table-cell table:style-name="ce28" table:formula="of:=[.E138]+1000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19" office:value-type="float" office:value="31055" calcext:value-type="float">
            <text:p>3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ceive Success [%]</text:p>
          </table:table-cell>
          <table:table-cell table:style-name="ce23"/>
          <table:table-cell table:style-name="ce28" table:formula="of:=[.E139]+1000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19" office:value-type="float" office:value="31057" calcext:value-type="float">
            <text:p>3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Measured Samplerate [Hz]</text:p>
          </table:table-cell>
          <table:table-cell table:style-name="ce23"/>
          <table:table-cell table:style-name="ce28" table:formula="of:=[.E140]+1000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19" office:value-type="float" office:value="31059" calcext:value-type="float">
            <text:p>3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acket Drift Index</text:p>
          </table:table-cell>
          <table:table-cell table:style-name="ce23"/>
          <table:table-cell table:style-name="ce28" table:formula="of:=[.E141]+1000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1" calcext:value-type="float">
            <text:p>3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2]+1000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3" calcext:value-type="float">
            <text:p>3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3]+1000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5" calcext:value-type="float">
            <text:p>3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4]+1000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7" calcext:value-type="float">
            <text:p>3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5]+1000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31069" calcext:value-type="float">
            <text:p>3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146]+1000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nth value</text:p>
          </table:table-cell>
          <table:table-cell table:style-name="ce13"/>
          <table:table-cell table:style-name="ce19" office:value-type="float" office:value="31071" calcext:value-type="float">
            <text:p>3107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nth value</text:p>
          </table:table-cell>
          <table:table-cell table:style-name="ce23"/>
          <table:table-cell table:style-name="ce28" table:formula="of:=[.E147]+1000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nth value</text:p>
          </table:table-cell>
          <table:table-cell table:style-name="ce13"/>
          <table:table-cell table:style-name="ce19" office:value-type="float" office:value="31073" calcext:value-type="float">
            <text:p>3107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nth value</text:p>
          </table:table-cell>
          <table:table-cell table:style-name="ce23"/>
          <table:table-cell table:style-name="ce28" table:formula="of:=[.E148]+1000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1)th value</text:p>
          </table:table-cell>
          <table:table-cell table:style-name="ce13"/>
          <table:table-cell table:style-name="ce19" office:value-type="float" office:value="31075" calcext:value-type="float">
            <text:p>3107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1)th value</text:p>
          </table:table-cell>
          <table:table-cell table:style-name="ce23"/>
          <table:table-cell table:style-name="ce28" table:formula="of:=[.E149]+1000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1)th value</text:p>
          </table:table-cell>
          <table:table-cell table:style-name="ce13"/>
          <table:table-cell table:style-name="ce19" office:value-type="float" office:value="31077" calcext:value-type="float">
            <text:p>3107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1)th value</text:p>
          </table:table-cell>
          <table:table-cell table:style-name="ce23"/>
          <table:table-cell table:style-name="ce28" table:formula="of:=[.E150]+1000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2)th value</text:p>
          </table:table-cell>
          <table:table-cell table:style-name="ce13"/>
          <table:table-cell table:style-name="ce19" office:value-type="float" office:value="31079" calcext:value-type="float">
            <text:p>3107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2)th value</text:p>
          </table:table-cell>
          <table:table-cell table:style-name="ce23"/>
          <table:table-cell table:style-name="ce28" table:formula="of:=[.E151]+1000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2)th value</text:p>
          </table:table-cell>
          <table:table-cell table:style-name="ce13"/>
          <table:table-cell table:style-name="ce19" office:value-type="float" office:value="31081" calcext:value-type="float">
            <text:p>31081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2)th value</text:p>
          </table:table-cell>
          <table:table-cell table:style-name="ce23"/>
          <table:table-cell table:style-name="ce28" table:formula="of:=[.E152]+1000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3" calcext:value-type="float">
            <text:p>3108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3]+1000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19" office:value-type="float" office:value="31085" calcext:value-type="float">
            <text:p>3108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3)th value</text:p>
          </table:table-cell>
          <table:table-cell table:style-name="ce23"/>
          <table:table-cell table:style-name="ce28" table:formula="of:=[.E154]+1000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4)th value</text:p>
          </table:table-cell>
          <table:table-cell table:style-name="ce13"/>
          <table:table-cell table:style-name="ce19" office:value-type="float" office:value="31087" calcext:value-type="float">
            <text:p>31087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1 Value (n-4)th value</text:p>
          </table:table-cell>
          <table:table-cell table:style-name="ce23"/>
          <table:table-cell table:style-name="ce28" table:formula="of:=[.E155]+1000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4)th value</text:p>
          </table:table-cell>
          <table:table-cell table:style-name="ce13"/>
          <table:table-cell table:style-name="ce19" office:value-type="float" office:value="31089" calcext:value-type="float">
            <text:p>31089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Channel 2 Value (n-4)th value</text:p>
          </table:table-cell>
          <table:table-cell table:style-name="ce23"/>
          <table:table-cell table:style-name="ce28" table:formula="of:=[.E156]+1000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(32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18" office:value-type="float" office:value="41001" calcext:value-type="float">
            <text:p>4100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Channel (R/W)</text:p>
          </table:table-cell>
          <table:table-cell table:style-name="ce22"/>
          <table:table-cell table:style-name="ce27" table:formula="of:=[.E169]+1000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18" office:value-type="float" office:value="41003" calcext:value-type="float">
            <text:p>4100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On Air Data Rate (Read Only)</text:p>
          </table:table-cell>
          <table:table-cell table:style-name="ce22"/>
          <table:table-cell table:style-name="ce27" table:formula="of:=[.E170]+1000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18" office:value-type="float" office:value="41005" calcext:value-type="float">
            <text:p>4100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adio Device Type (R/W)</text:p>
          </table:table-cell>
          <table:table-cell table:style-name="ce22"/>
          <table:table-cell table:style-name="ce27" table:formula="of:=[.E171]+1000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72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173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174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18" office:value-type="float" office:value="41013" calcext:value-type="float">
            <text:p>4101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3 (R/W)</text:p>
          </table:table-cell>
          <table:table-cell table:style-name="ce22"/>
          <table:table-cell table:style-name="ce27" table:formula="of:=[.E175]+1000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18" office:value-type="float" office:value="41015" calcext:value-type="float">
            <text:p>4101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4 (R/W)</text:p>
          </table:table-cell>
          <table:table-cell table:style-name="ce22"/>
          <table:table-cell table:style-name="ce27" table:formula="of:=[.E176]+1000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7" calcext:value-type="float">
            <text:p>4101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7]+1000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19" calcext:value-type="float">
            <text:p>4101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8]+1000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1" calcext:value-type="float">
            <text:p>4102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79]+1000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3" calcext:value-type="float">
            <text:p>4102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0]+1000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5" calcext:value-type="float">
            <text:p>4102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1]+1000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7" calcext:value-type="float">
            <text:p>4102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2]+1000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29" calcext:value-type="float">
            <text:p>4102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3]+1000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1" calcext:value-type="float">
            <text:p>4103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4]+1000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3" calcext:value-type="float">
            <text:p>4103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5]+1000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5" calcext:value-type="float">
            <text:p>4103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6]+1000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7" calcext:value-type="float">
            <text:p>4103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7]+1000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39" calcext:value-type="float">
            <text:p>4103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8]+1000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1" calcext:value-type="float">
            <text:p>4104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89]+1000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3" calcext:value-type="float">
            <text:p>41043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0]+1000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5" calcext:value-type="float">
            <text:p>41045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1]+1000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7" calcext:value-type="float">
            <text:p>4104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2]+1000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7" table:formula="of:=[.E193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199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0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1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07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18" office:value-type="float" office:value="41009" calcext:value-type="float">
            <text:p>4100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1 (R/W)</text:p>
          </table:table-cell>
          <table:table-cell table:style-name="ce22"/>
          <table:table-cell table:style-name="ce27" table:formula="of:=[.E208]+1000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18" office:value-type="float" office:value="41011" calcext:value-type="float">
            <text:p>41011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2 (R/W)</text:p>
          </table:table-cell>
          <table:table-cell table:style-name="ce22"/>
          <table:table-cell table:style-name="ce27" table:formula="of:=[.E209]+1000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18" office:value-type="float" office:value="41007" calcext:value-type="float">
            <text:p>41007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Device Specific Register 0 (R/W)</text:p>
          </table:table-cell>
          <table:table-cell table:style-name="ce22"/>
          <table:table-cell table:style-name="ce27" table:formula="of:=[.E215]+1000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21" office:value-type="string" calcext:value-type="string">
            <text:p>...</text:p>
          </table:table-cell>
          <table:table-cell table:style-name="ce25" office:value-type="string" calcext:value-type="string">
            <text:p>...</text:p>
          </table:table-cell>
          <table:table-cell table:style-name="ce22" office:value-type="string" calcext:value-type="string">
            <text:p>...</text:p>
          </table:table-cell>
          <table:table-cell table:style-name="ce2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18" office:value-type="float" office:value="41049" calcext:value-type="float">
            <text:p>41049</text:p>
          </table:table-cell>
          <table:table-cell table:style-name="ce22" office:value-type="string" calcext:value-type="string">
            <text:p>unsigned singed 32-bit</text:p>
          </table:table-cell>
          <table:table-cell table:style-name="ce22" office:value-type="string" calcext:value-type="string">
            <text:p>Global Switch State</text:p>
          </table:table-cell>
          <table:table-cell table:style-name="ce22"/>
          <table:table-cell table:style-name="ce27" table:formula="of:=[.E217]+1000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Type (R0)</text:p>
          </table:table-cell>
          <table:table-cell table:style-name="ce23"/>
          <table:table-cell table:style-name="ce28" table:formula="of:=[.E218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1st Device ID (RO)</text:p>
          </table:table-cell>
          <table:table-cell table:style-name="ce23"/>
          <table:table-cell table:style-name="ce28" table:formula="of:=[.E219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20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1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2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3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4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5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6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27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 Device Type (R0)</text:p>
          </table:table-cell>
          <table:table-cell table:style-name="ce23"/>
          <table:table-cell table:style-name="ce28" table:formula="of:=[.E228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19" office:value-type="float" office:value="41073" calcext:value-type="float">
            <text:p>410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2ndDevice ID (RO)</text:p>
          </table:table-cell>
          <table:table-cell table:style-name="ce23"/>
          <table:table-cell table:style-name="ce28" table:formula="of:=[.E229]+1000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75" calcext:value-type="float">
            <text:p>410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30]+1000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7" calcext:value-type="float">
            <text:p>410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1]+1000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79" calcext:value-type="float">
            <text:p>410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2]+1000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1" calcext:value-type="float">
            <text:p>410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3]+1000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3" calcext:value-type="float">
            <text:p>410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4]+1000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5" calcext:value-type="float">
            <text:p>410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5]+1000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7" calcext:value-type="float">
            <text:p>410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6]+1000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89" calcext:value-type="float">
            <text:p>410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37]+1000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19" office:value-type="float" office:value="41091" calcext:value-type="float">
            <text:p>4109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Type (R0)</text:p>
          </table:table-cell>
          <table:table-cell table:style-name="ce23"/>
          <table:table-cell table:style-name="ce28" table:formula="of:=[.E238]+1000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19" office:value-type="float" office:value="41093" calcext:value-type="float">
            <text:p>4109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rd Device ID (RO)</text:p>
          </table:table-cell>
          <table:table-cell table:style-name="ce23"/>
          <table:table-cell table:style-name="ce28" table:formula="of:=[.E239]+1000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095" calcext:value-type="float">
            <text:p>4109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0]+1000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7" calcext:value-type="float">
            <text:p>4109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1]+1000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099" calcext:value-type="float">
            <text:p>4109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2]+1000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1" calcext:value-type="float">
            <text:p>4110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3]+1000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103" calcext:value-type="float">
            <text:p>4110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4]+1000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0" office:value-type="string" calcext:value-type="string">
            <text:p>...</text:p>
          </table:table-cell>
          <table:table-cell table:style-name="ce24" office:value-type="string" calcext:value-type="string">
            <text:p>...</text:p>
          </table:table-cell>
          <table:table-cell table:style-name="ce23" office:value-type="string" calcext:value-type="string">
            <text:p>...</text:p>
          </table:table-cell>
          <table:table-cell table:style-name="ce2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19" office:value-type="float" office:value="41671" calcext:value-type="float">
            <text:p>416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Type (R0)</text:p>
          </table:table-cell>
          <table:table-cell table:style-name="ce23"/>
          <table:table-cell table:style-name="ce28" table:formula="of:=[.E246]+1000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19" office:value-type="float" office:value="41673" calcext:value-type="float">
            <text:p>4167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32nd Device ID (RO)</text:p>
          </table:table-cell>
          <table:table-cell table:style-name="ce23"/>
          <table:table-cell table:style-name="ce28" table:formula="of:=[.E247]+1000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19" office:value-type="float" office:value="41675" calcext:value-type="float">
            <text:p>4167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Switch State (R/W)</text:p>
          </table:table-cell>
          <table:table-cell table:style-name="ce23"/>
          <table:table-cell table:style-name="ce28" table:formula="of:=[.E248]+1000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7" calcext:value-type="float">
            <text:p>4167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49]+1000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79" calcext:value-type="float">
            <text:p>4167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0]+1000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1" calcext:value-type="float">
            <text:p>4168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1]+1000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3" calcext:value-type="float">
            <text:p>4168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2]+1000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5" calcext:value-type="float">
            <text:p>4168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3]+1000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7" calcext:value-type="float">
            <text:p>4168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4]+1000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19" office:value-type="float" office:value="41689" calcext:value-type="float">
            <text:p>4168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reserved</text:p>
          </table:table-cell>
          <table:table-cell table:style-name="ce23"/>
          <table:table-cell table:style-name="ce28" table:formula="of:=[.E255]+1000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(32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19" office:value-type="float" office:value="41051" calcext:value-type="float">
            <text:p>4105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PWM Frequency [Hz] (R/W)</text:p>
          </table:table-cell>
          <table:table-cell table:style-name="ce23"/>
          <table:table-cell table:style-name="ce28" table:formula="of:=[.E261]+1000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19" office:value-type="float" office:value="41053" calcext:value-type="float">
            <text:p>41053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High (R/W)</text:p>
          </table:table-cell>
          <table:table-cell table:style-name="ce23"/>
          <table:table-cell table:style-name="ce28" table:formula="of:=[.E262]+1000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19" office:value-type="float" office:value="41055" calcext:value-type="float">
            <text:p>41055</text:p>
          </table:table-cell>
          <table:table-cell table:style-name="ce23" office:value-type="string" calcext:value-type="string">
            <text:p>singed 32-bit</text:p>
          </table:table-cell>
          <table:table-cell table:style-name="ce23" office:value-type="string" calcext:value-type="string">
            <text:p>RX PLL Control Value Low (R/W)</text:p>
          </table:table-cell>
          <table:table-cell table:style-name="ce23"/>
          <table:table-cell table:style-name="ce28" table:formula="of:=[.E263]+1000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19" office:value-type="float" office:value="41057" calcext:value-type="float">
            <text:p>4105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ax Value (R/W)</text:p>
          </table:table-cell>
          <table:table-cell table:style-name="ce23"/>
          <table:table-cell table:style-name="ce28" table:formula="of:=[.E264]+1000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19" office:value-type="float" office:value="41059" calcext:value-type="float">
            <text:p>4105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in Value (R/W)</text:p>
          </table:table-cell>
          <table:table-cell table:style-name="ce23"/>
          <table:table-cell table:style-name="ce28" table:formula="of:=[.E265]+1000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1" calcext:value-type="float">
            <text:p>4106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66]+1000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63" calcext:value-type="float">
            <text:p>41063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23"/>
          <table:table-cell table:style-name="ce28" table:formula="of:=[.E267]+1000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19" office:value-type="float" office:value="41065" calcext:value-type="float">
            <text:p>41065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ax Value (R/W)</text:p>
          </table:table-cell>
          <table:table-cell table:style-name="ce23"/>
          <table:table-cell table:style-name="ce28" table:formula="of:=[.E268]+1000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19" office:value-type="float" office:value="41067" calcext:value-type="float">
            <text:p>41067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in Value (R/W)</text:p>
          </table:table-cell>
          <table:table-cell table:style-name="ce23"/>
          <table:table-cell table:style-name="ce28" table:formula="of:=[.E269]+1000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19" office:value-type="float" office:value="41069" calcext:value-type="float">
            <text:p>41069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23"/>
          <table:table-cell table:style-name="ce28" table:formula="of:=[.E270]+1000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19" office:value-type="float" office:value="41071" calcext:value-type="float">
            <text:p>41071</text:p>
          </table:table-cell>
          <table:table-cell table:style-name="ce23" office:value-type="string" calcext:value-type="string">
            <text:p>unsinged 32-bit</text:p>
          </table:table-cell>
          <table:table-cell table:style-name="ce2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23"/>
          <table:table-cell table:style-name="ce28" table:formula="of:=[.E271]+1000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11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23"/>
        </table:table-row>
        <table:table-row table:style-name="ro2">
          <table:table-cell table:style-name="ce10" table:number-columns-repeated="12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11" table:number-rows-spanned="1">
            <text:p><text:s text:c="75"/></text:p>
          </table:table-cell>
          <table:covered-table-cell table:number-columns-repeated="10" table:style-name="ce17"/>
          <table:table-cell table:style-name="ce10"/>
          <table:table-cell table:number-columns-repeated="101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7"/>
          <table:table-cell table:style-name="ce26"/>
          <table:table-cell table:number-columns-repeated="1016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7" table:default-cell-style-name="ce4"/>
        <table:table-column table:style-name="co8" table:default-cell-style-name="ce4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Mobile 1 Channel Telemetry Modbus register description for Software version 1.2</text:p>
          </table:table-cell>
          <table:table-cell table:number-columns-repeated="1019"/>
        </table:table-row>
        <table:table-row table:style-name="ro2">
          <table:table-cell table:style-name="ce1"/>
          <table:table-cell table:number-columns-repeated="10"/>
          <table:table-cell table:style-name="ce36" office:value-type="string" calcext:value-type="string">
            <text:p>Integer value limitations</text:p>
          </table:table-cell>
          <table:table-cell table:style-name="ce42" table:number-columns-repeated="8"/>
          <table:table-cell table:number-columns-repeated="1000"/>
        </table:table-row>
        <table:table-row table:style-name="ro2">
          <table:table-cell table:style-name="ce1" office:value-type="string" calcext:value-type="string">
            <text:p>Input <text:s/>Registers </text:p>
          </table:table-cell>
          <table:table-cell table:number-columns-repeated="10"/>
          <table:table-cell table:style-name="ce37" office:value-type="string" calcext:value-type="string">
            <text:p>- Measurement index is running number of measurement (from the power up)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6"/>
          <table:table-cell table:style-name="ce37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6"/>
          <table:table-cell table:style-name="ce37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37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40" table:number-columns-repeated="8"/>
          <table:table-cell table:number-columns-repeated="1000"/>
        </table:table-row>
        <table:table-row table:style-name="ro3">
          <table:table-cell table:style-name="ce3" office:value-type="float" office:value="30001" calcext:value-type="float">
            <text:p>3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Voltage [0.01V]</text:p>
          </table:table-cell>
          <table:table-cell table:style-name="ce12"/>
          <table:table-cell table:style-name="ce27" office:value-type="float" office:value="32001" calcext:value-type="float">
            <text:p>3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3" office:value-type="float" office:value="30002" calcext:value-type="float">
            <text:p>3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apacity [0.01%]</text:p>
          </table:table-cell>
          <table:table-cell table:style-name="ce12"/>
          <table:table-cell table:style-name="ce27" office:value-type="float" office:value="32003" calcext:value-type="float">
            <text:p>3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apacity [%]</text:p>
          </table:table-cell>
          <table:table-cell table:number-columns-repeated="4"/>
          <table:table-cell table:style-name="ce36" office:value-type="string" calcext:value-type="string">
            <text:p>Modbus register byte / bit order. Modbus Word size is 16bits</text:p>
          </table:table-cell>
          <table:table-cell table:style-name="ce42" table:number-columns-repeated="8"/>
          <table:table-cell table:number-columns-repeated="1000"/>
        </table:table-row>
        <table:table-row table:style-name="ro3">
          <table:table-cell table:style-name="ce3" office:value-type="float" office:value="30003" calcext:value-type="float">
            <text:p>3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attery Charger State</text:p>
          </table:table-cell>
          <table:table-cell table:style-name="ce12"/>
          <table:table-cell table:style-name="ce27" office:value-type="float" office:value="32005" calcext:value-type="float">
            <text:p>3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attery Charger State</text:p>
          </table:table-cell>
          <table:table-cell table:number-columns-repeated="4"/>
          <table:table-cell table:style-name="ce38" office:value-type="string" calcext:value-type="string">
            <text:p>Byte (8-bit) bit order is lsb</text:p>
          </table:table-cell>
          <table:table-cell table:style-name="ce43"/>
          <table:table-cell table:style-name="ce40" table:number-columns-repeated="7"/>
          <table:table-cell table:number-columns-repeated="1000"/>
        </table:table-row>
        <table:table-row table:style-name="ro3">
          <table:table-cell table:style-name="ce3" office:value-type="float" office:value="30004" calcext:value-type="float">
            <text:p>3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CPU Temperature [0.1°C]</text:p>
          </table:table-cell>
          <table:table-cell table:style-name="ce12"/>
          <table:table-cell table:style-name="ce27" office:value-type="float" office:value="32007" calcext:value-type="float">
            <text:p>3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CPU Temperature [°C]</text:p>
          </table:table-cell>
          <table:table-cell table:number-columns-repeated="4"/>
          <table:table-cell table:style-name="ce39" office:value-type="string" calcext:value-type="string">
            <text:p>bit 0</text:p>
          </table:table-cell>
          <table:table-cell table:style-name="ce39" office:value-type="string" calcext:value-type="string">
            <text:p>bit 1</text:p>
          </table:table-cell>
          <table:table-cell table:style-name="ce39" office:value-type="string" calcext:value-type="string">
            <text:p>bit 2</text:p>
          </table:table-cell>
          <table:table-cell table:style-name="ce39" office:value-type="string" calcext:value-type="string">
            <text:p>bit 3</text:p>
          </table:table-cell>
          <table:table-cell table:style-name="ce39" office:value-type="string" calcext:value-type="string">
            <text:p>bit 4</text:p>
          </table:table-cell>
          <table:table-cell table:style-name="ce39" office:value-type="string" calcext:value-type="string">
            <text:p>bit 5</text:p>
          </table:table-cell>
          <table:table-cell table:style-name="ce39" office:value-type="string" calcext:value-type="string">
            <text:p>bit 6</text:p>
          </table:table-cell>
          <table:table-cell table:style-name="ce39" office:value-type="string" calcext:value-type="string">
            <text:p>bit 7</text:p>
          </table:table-cell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5" calcext:value-type="float">
            <text:p>3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Buttons State</text:p>
          </table:table-cell>
          <table:table-cell table:style-name="ce12"/>
          <table:table-cell table:style-name="ce27" office:value-type="float" office:value="32009" calcext:value-type="float">
            <text:p>3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Buttons State</text:p>
          </table:table-cell>
          <table:table-cell table:number-columns-repeated="4"/>
          <table:table-cell table:style-name="ce40" table:number-columns-repeated="2"/>
          <table:table-cell table:style-name="ce41"/>
          <table:table-cell table:style-name="ce40" table:number-columns-repeated="4"/>
          <table:table-cell table:style-name="ce41"/>
          <table:table-cell table:style-name="ce40"/>
          <table:table-cell table:number-columns-repeated="1000"/>
        </table:table-row>
        <table:table-row table:style-name="ro3">
          <table:table-cell table:style-name="ce3" office:value-type="float" office:value="30006" calcext:value-type="float">
            <text:p>3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lock [10kHz]</text:p>
          </table:table-cell>
          <table:table-cell table:style-name="ce12"/>
          <table:table-cell table:style-name="ce27" office:value-type="float" office:value="32011" calcext:value-type="float">
            <text:p>3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lock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38" office:value-type="string" calcext:value-type="string">
            <text:p>16-bit Integer (Big Endian)</text:p>
          </table:table-cell>
          <table:table-cell table:style-name="ce43"/>
          <table:table-cell table:style-name="ce40"/>
          <table:table-cell table:style-name="ce38" office:value-type="string" calcext:value-type="string">
            <text:p>32-bit Integer / 32-bit Floating point</text:p>
          </table:table-cell>
          <table:table-cell table:style-name="ce45" table:number-columns-repeated="2"/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7" calcext:value-type="float">
            <text:p>3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Frequency [Hz]</text:p>
          </table:table-cell>
          <table:table-cell table:style-name="ce12"/>
          <table:table-cell table:style-name="ce27" office:value-type="float" office:value="32013" calcext:value-type="float">
            <text:p>3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Frequency [Hz]</text:p>
          </table:table-cell>
          <table:table-cell table:style-name="ce35"/>
          <table:table-cell table:number-columns-repeated="3"/>
          <table:table-cell table:style-name="ce39" office:value-type="string" calcext:value-type="string">
            <text:p>MSB</text:p>
          </table:table-cell>
          <table:table-cell table:style-name="ce39" office:value-type="string" calcext:value-type="string">
            <text:p>LSB</text:p>
          </table:table-cell>
          <table:table-cell table:style-name="ce40"/>
          <table:table-cell table:style-name="ce44" office:value-type="string" calcext:value-type="string">
            <text:p>Register N</text:p>
          </table:table-cell>
          <table:table-cell table:style-name="ce43"/>
          <table:table-cell table:style-name="ce44" office:value-type="string" calcext:value-type="string">
            <text:p>Register N+1</text:p>
          </table:table-cell>
          <table:table-cell table:style-name="ce43"/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8" calcext:value-type="float">
            <text:p>3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1 Duty Cycle [0.01%]</text:p>
          </table:table-cell>
          <table:table-cell table:style-name="ce12"/>
          <table:table-cell table:style-name="ce27" office:value-type="float" office:value="32015" calcext:value-type="float">
            <text:p>3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1 Duty Cycle [%]</text:p>
          </table:table-cell>
          <table:table-cell table:number-columns-repeated="4"/>
          <table:table-cell table:style-name="ce41" table:number-columns-repeated="2"/>
          <table:table-cell table:style-name="ce40"/>
          <table:table-cell table:style-name="ce39" office:value-type="string" calcext:value-type="string">
            <text:p>Byte1</text:p>
          </table:table-cell>
          <table:table-cell table:style-name="ce39" office:value-type="string" calcext:value-type="string">
            <text:p>Byte0 (LSB)</text:p>
          </table:table-cell>
          <table:table-cell table:style-name="ce39" office:value-type="string" calcext:value-type="string">
            <text:p>Byte3 (MSB)</text:p>
          </table:table-cell>
          <table:table-cell table:style-name="ce39" office:value-type="string" calcext:value-type="string">
            <text:p>Byte2</text:p>
          </table:table-cell>
          <table:table-cell table:style-name="ce40" table:number-columns-repeated="2"/>
          <table:table-cell table:number-columns-repeated="1000"/>
        </table:table-row>
        <table:table-row table:style-name="ro3">
          <table:table-cell table:style-name="ce3" office:value-type="float" office:value="30009" calcext:value-type="float">
            <text:p>3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2 Duty Cycle [0.01%]</text:p>
          </table:table-cell>
          <table:table-cell table:style-name="ce12"/>
          <table:table-cell table:style-name="ce27" office:value-type="float" office:value="32017" calcext:value-type="float">
            <text:p>3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2 Duty Cycle [%]</text:p>
          </table:table-cell>
          <table:table-cell table:number-columns-repeated="4"/>
          <table:table-cell table:style-name="ce40" table:number-columns-repeated="9"/>
          <table:table-cell table:number-columns-repeated="1000"/>
        </table:table-row>
        <table:table-row table:style-name="ro3">
          <table:table-cell table:style-name="ce3" office:value-type="float" office:value="30010" calcext:value-type="float">
            <text:p>3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3 Duty Cycle [0.01%]</text:p>
          </table:table-cell>
          <table:table-cell table:style-name="ce12"/>
          <table:table-cell table:style-name="ce27" office:value-type="float" office:value="32019" calcext:value-type="float">
            <text:p>3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1" calcext:value-type="float">
            <text:p>3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PWM Channel 4 Duty Cycle [0.01%]</text:p>
          </table:table-cell>
          <table:table-cell table:style-name="ce12"/>
          <table:table-cell table:style-name="ce27" office:value-type="float" office:value="32021" calcext:value-type="float">
            <text:p>3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3" office:value-type="float" office:value="30012" calcext:value-type="float">
            <text:p>3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3" calcext:value-type="float">
            <text:p>3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3" calcext:value-type="float">
            <text:p>3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5" calcext:value-type="float">
            <text:p>3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4" calcext:value-type="float">
            <text:p>3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(/Debug Information)</text:p>
          </table:table-cell>
          <table:table-cell table:style-name="ce12"/>
          <table:table-cell table:style-name="ce27" office:value-type="float" office:value="32027" calcext:value-type="float">
            <text:p>3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3" office:value-type="float" office:value="30015" calcext:value-type="float">
            <text:p>3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29" calcext:value-type="float">
            <text:p>3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6" calcext:value-type="float">
            <text:p>3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1" calcext:value-type="float">
            <text:p>3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7" calcext:value-type="float">
            <text:p>3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3" calcext:value-type="float">
            <text:p>3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8" calcext:value-type="float">
            <text:p>3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5" calcext:value-type="float">
            <text:p>3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19" calcext:value-type="float">
            <text:p>3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7" calcext:value-type="float">
            <text:p>3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0" calcext:value-type="float">
            <text:p>3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39" calcext:value-type="float">
            <text:p>3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1" calcext:value-type="float">
            <text:p>3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1" calcext:value-type="float">
            <text:p>3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2" calcext:value-type="float">
            <text:p>3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3" calcext:value-type="float">
            <text:p>3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3" calcext:value-type="float">
            <text:p>3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5" calcext:value-type="float">
            <text:p>3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4" calcext:value-type="float">
            <text:p>3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7" calcext:value-type="float">
            <text:p>3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30025" calcext:value-type="float">
            <text:p>3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32049" calcext:value-type="float">
            <text:p>3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3"/>
          <table:table-cell table:style-name="ce12" table:number-columns-repeated="3"/>
          <table:table-cell table:style-name="ce27"/>
          <table:table-cell table:style-name="ce31" table:number-columns-repeated="2"/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5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5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6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7 [1/16°C]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8 [1/16°C]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8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9 / Reference 1 [1/16°C]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9 / Reference 1 [°C]</text:p>
          </table:table-cell>
          <table:table-cell table:style-name="ce35"/>
          <table:table-cell table:number-columns-repeated="13"/>
          <table:table-cell table:style-name="ce46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0 / Reference 2 [1/16°C]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0 / Reference 2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1 / Reference 3 [1/16°C]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1 / Reference 3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2 / Reference 4 [1/16°C]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2 / Reference 4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3 / Reference 5 [1/16°C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3 / Reference 5 [°C]</text:p>
          </table:table-cell>
          <table:table-cell table:style-name="ce35"/>
          <table:table-cell table:number-columns-repeated="14"/>
          <table:table-cell table:style-name="ce47"/>
          <table:table-cell table:number-columns-repeated="997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4 / Reference 6 [1/16°C]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4 / Reference 6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5 / Reference 7 [1/16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5 / Reference 7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6 / Reference 8 [1/16°C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6 / Reference 8 [°C]</text:p>
          </table:table-cell>
          <table:table-cell table:style-name="ce35"/>
          <table:table-cell table:number-columns-repeated="1012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t Index (16-bit value)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 [0 -&gt; Valid, !0 -&gt; Valid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 [0 -&gt; Valid, !0 -&gt; Valid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Data Validation Counter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[1/16°C]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[1/16°C]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3 [1/16°C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3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4 [1/16°C]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4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1 and 2 [1/16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1 and 2 [°C]</text:p>
          </table:table-cell>
          <table:table-cell table:style-name="ce35"/>
          <table:table-cell table:number-columns-repeated="1012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eference 3 and 4 [1/16°C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ference 3 and 4 [°C]</text:p>
          </table:table-cell>
          <table:table-cell table:style-name="ce35"/>
          <table:table-cell table:number-columns-repeated="1012"/>
        </table:table-row>
        <table:table-row table:style-name="ro3">
          <table:table-cell table:number-columns-repeated="7"/>
          <table:table-cell table:style-name="ce35"/>
          <table:table-cell table:number-columns-repeated="1012"/>
        </table:table-row>
        <table:table-row table:style-name="ro3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ID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46" calcext:value-type="float">
            <text:p>3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</text:p>
          </table:table-cell>
          <table:table-cell table:style-name="ce13"/>
          <table:table-cell table:style-name="ce28" office:value-type="float" office:value="32091" calcext:value-type="float">
            <text:p>3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5" office:value-type="float" office:value="30047" calcext:value-type="float">
            <text:p>3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</text:p>
          </table:table-cell>
          <table:table-cell table:style-name="ce13"/>
          <table:table-cell table:style-name="ce28" office:value-type="float" office:value="32093" calcext:value-type="float">
            <text:p>3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048" calcext:value-type="float">
            <text:p>3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095" calcext:value-type="float">
            <text:p>3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049" calcext:value-type="float">
            <text:p>3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097" calcext:value-type="float">
            <text:p>3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050" calcext:value-type="float">
            <text:p>3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099" calcext:value-type="float">
            <text:p>3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051" calcext:value-type="float">
            <text:p>3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101" calcext:value-type="float">
            <text:p>3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052" calcext:value-type="float">
            <text:p>3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103" calcext:value-type="float">
            <text:p>3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3" calcext:value-type="float">
            <text:p>3005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105" calcext:value-type="float">
            <text:p>3210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4" calcext:value-type="float">
            <text:p>3005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107" calcext:value-type="float">
            <text:p>3210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055" calcext:value-type="float">
            <text:p>3005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109" calcext:value-type="float">
            <text:p>3210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30336" calcext:value-type="float">
            <text:p>3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Type </text:p>
          </table:table-cell>
          <table:table-cell table:style-name="ce13"/>
          <table:table-cell table:style-name="ce28" office:value-type="float" office:value="32671" calcext:value-type="float">
            <text:p>3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5" office:value-type="float" office:value="30337" calcext:value-type="float">
            <text:p>3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th Device ID</text:p>
          </table:table-cell>
          <table:table-cell table:style-name="ce13"/>
          <table:table-cell table:style-name="ce28" office:value-type="float" office:value="32673" calcext:value-type="float">
            <text:p>3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5" office:value-type="float" office:value="30338" calcext:value-type="float">
            <text:p>3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ime since last Rx [s]</text:p>
          </table:table-cell>
          <table:table-cell table:style-name="ce13"/>
          <table:table-cell table:style-name="ce28" office:value-type="float" office:value="32675" calcext:value-type="float">
            <text:p>3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5" office:value-type="float" office:value="30339" calcext:value-type="float">
            <text:p>3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</text:p>
          </table:table-cell>
          <table:table-cell table:style-name="ce13"/>
          <table:table-cell table:style-name="ce28" office:value-type="float" office:value="32677" calcext:value-type="float">
            <text:p>3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5" office:value-type="float" office:value="30340" calcext:value-type="float">
            <text:p>3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Temperature [1/128°C]</text:p>
          </table:table-cell>
          <table:table-cell table:style-name="ce13"/>
          <table:table-cell table:style-name="ce28" office:value-type="float" office:value="32679" calcext:value-type="float">
            <text:p>3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5" office:value-type="float" office:value="30341" calcext:value-type="float">
            <text:p>3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Input Voltage [0.01V]</text:p>
          </table:table-cell>
          <table:table-cell table:style-name="ce13"/>
          <table:table-cell table:style-name="ce28" office:value-type="float" office:value="32681" calcext:value-type="float">
            <text:p>3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5" office:value-type="float" office:value="30342" calcext:value-type="float">
            <text:p>3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1 [0.01V] (Switch only)</text:p>
          </table:table-cell>
          <table:table-cell table:style-name="ce13"/>
          <table:table-cell table:style-name="ce28" office:value-type="float" office:value="32683" calcext:value-type="float">
            <text:p>3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3" calcext:value-type="float">
            <text:p>3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1 [mA] (Switch only)</text:p>
          </table:table-cell>
          <table:table-cell table:style-name="ce13"/>
          <table:table-cell table:style-name="ce28" office:value-type="float" office:value="32685" calcext:value-type="float">
            <text:p>3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4" calcext:value-type="float">
            <text:p>3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Voltage Ch 2 [0.01V] (Switch only)</text:p>
          </table:table-cell>
          <table:table-cell table:style-name="ce13"/>
          <table:table-cell table:style-name="ce28" office:value-type="float" office:value="32687" calcext:value-type="float">
            <text:p>3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5" office:value-type="float" office:value="30345" calcext:value-type="float">
            <text:p>3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urrent Ch 2 [mA] (Switch only)</text:p>
          </table:table-cell>
          <table:table-cell table:style-name="ce13"/>
          <table:table-cell table:style-name="ce28" office:value-type="float" office:value="32689" calcext:value-type="float">
            <text:p>3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Input <text:s/>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30026" calcext:value-type="float">
            <text:p>3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acke Index</text:p>
          </table:table-cell>
          <table:table-cell table:style-name="ce13"/>
          <table:table-cell table:style-name="ce28" office:value-type="float" office:value="32051" calcext:value-type="float">
            <text:p>3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 Index (16-bit value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5" office:value-type="float" office:value="30027" calcext:value-type="float">
            <text:p>3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adio Rx Status</text:p>
          </table:table-cell>
          <table:table-cell table:style-name="ce13"/>
          <table:table-cell table:style-name="ce28" office:value-type="float" office:value="32053" calcext:value-type="float">
            <text:p>3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adio Rx Status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5" office:value-type="float" office:value="30028" calcext:value-type="float">
            <text:p>3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ceive Success [%]</text:p>
          </table:table-cell>
          <table:table-cell table:style-name="ce13"/>
          <table:table-cell table:style-name="ce28" office:value-type="float" office:value="32055" calcext:value-type="float">
            <text:p>3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5" office:value-type="float" office:value="30029" calcext:value-type="float">
            <text:p>3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Measured Samplerate [Hz]</text:p>
          </table:table-cell>
          <table:table-cell table:style-name="ce13"/>
          <table:table-cell table:style-name="ce28" office:value-type="float" office:value="32057" calcext:value-type="float">
            <text:p>3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Measured Samplerate [Hz]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5" office:value-type="float" office:value="30030" calcext:value-type="float">
            <text:p>3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Packet Drift Index</text:p>
          </table:table-cell>
          <table:table-cell table:style-name="ce13"/>
          <table:table-cell table:style-name="ce28" office:value-type="float" office:value="32059" calcext:value-type="float">
            <text:p>3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acket Drift Index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5" office:value-type="float" office:value="30031" calcext:value-type="float">
            <text:p>3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1" calcext:value-type="float">
            <text:p>3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2" calcext:value-type="float">
            <text:p>3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3" calcext:value-type="float">
            <text:p>3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3" calcext:value-type="float">
            <text:p>3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5" calcext:value-type="float">
            <text:p>3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4" calcext:value-type="float">
            <text:p>3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7" calcext:value-type="float">
            <text:p>3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5" calcext:value-type="float">
            <text:p>3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32069" calcext:value-type="float">
            <text:p>3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30036" calcext:value-type="float">
            <text:p>30036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nth value</text:p>
          </table:table-cell>
          <table:table-cell table:style-name="ce13"/>
          <table:table-cell table:style-name="ce28" office:value-type="float" office:value="32071" calcext:value-type="float">
            <text:p>3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7" calcext:value-type="float">
            <text:p>3003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nth value</text:p>
          </table:table-cell>
          <table:table-cell table:style-name="ce13"/>
          <table:table-cell table:style-name="ce28" office:value-type="float" office:value="32073" calcext:value-type="float">
            <text:p>3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n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8" calcext:value-type="float">
            <text:p>3003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1)th value</text:p>
          </table:table-cell>
          <table:table-cell table:style-name="ce13"/>
          <table:table-cell table:style-name="ce28" office:value-type="float" office:value="32075" calcext:value-type="float">
            <text:p>3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39" calcext:value-type="float">
            <text:p>30039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1)th value</text:p>
          </table:table-cell>
          <table:table-cell table:style-name="ce13"/>
          <table:table-cell table:style-name="ce28" office:value-type="float" office:value="32077" calcext:value-type="float">
            <text:p>3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1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0" calcext:value-type="float">
            <text:p>30040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2)th value</text:p>
          </table:table-cell>
          <table:table-cell table:style-name="ce13"/>
          <table:table-cell table:style-name="ce28" office:value-type="float" office:value="32079" calcext:value-type="float">
            <text:p>3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1" calcext:value-type="float">
            <text:p>30041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2)th value</text:p>
          </table:table-cell>
          <table:table-cell table:style-name="ce13"/>
          <table:table-cell table:style-name="ce28" office:value-type="float" office:value="32081" calcext:value-type="float">
            <text:p>3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2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2" calcext:value-type="float">
            <text:p>30042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28" office:value-type="float" office:value="32083" calcext:value-type="float">
            <text:p>3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3" calcext:value-type="float">
            <text:p>30043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3)th value</text:p>
          </table:table-cell>
          <table:table-cell table:style-name="ce13"/>
          <table:table-cell table:style-name="ce28" office:value-type="float" office:value="32085" calcext:value-type="float">
            <text:p>3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3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4" calcext:value-type="float">
            <text:p>30044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1 Value (n-4)th value</text:p>
          </table:table-cell>
          <table:table-cell table:style-name="ce13"/>
          <table:table-cell table:style-name="ce28" office:value-type="float" office:value="32087" calcext:value-type="float">
            <text:p>3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1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5" office:value-type="float" office:value="30045" calcext:value-type="float">
            <text:p>30045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Channel 2 Value (n-4)th value</text:p>
          </table:table-cell>
          <table:table-cell table:style-name="ce13"/>
          <table:table-cell table:style-name="ce28" office:value-type="float" office:value="32089" calcext:value-type="float">
            <text:p>3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Value (n-4)th valu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Channel 2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0"/>
        </table:table-row>
        <table:table-row table:style-name="ro1">
          <table:table-cell table:style-name="ce1" office:value-type="string" calcext:value-type="string">
            <text:p>Holding <text:s/>Registers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F Device independent Measurement values</text:p>
          </table:table-cell>
          <table:table-cell table:number-columns-repeated="3"/>
          <table:table-cell table:style-name="ce2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1" calcext:value-type="float">
            <text:p>4000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Channel (R/W)</text:p>
          </table:table-cell>
          <table:table-cell table:style-name="ce12"/>
          <table:table-cell table:style-name="ce27" office:value-type="float" office:value="42001" calcext:value-type="float">
            <text:p>4200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Channel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2" calcext:value-type="float">
            <text:p>4000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On Air Data Rate (Read Only)</text:p>
          </table:table-cell>
          <table:table-cell table:style-name="ce12"/>
          <table:table-cell table:style-name="ce27" office:value-type="float" office:value="42003" calcext:value-type="float">
            <text:p>4200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On Air Data Rate (Read Only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3" calcext:value-type="float">
            <text:p>4000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adio Device Type (R/W)</text:p>
          </table:table-cell>
          <table:table-cell table:style-name="ce12"/>
          <table:table-cell table:style-name="ce27" office:value-type="float" office:value="42005" calcext:value-type="float">
            <text:p>4200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adio Device Typ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p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7" calcext:value-type="float">
            <text:p>4000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3 (R/W)</text:p>
          </table:table-cell>
          <table:table-cell table:style-name="ce12"/>
          <table:table-cell table:style-name="ce27" office:value-type="float" office:value="42013" calcext:value-type="float">
            <text:p>4201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3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8" calcext:value-type="float">
            <text:p>4000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4 (R/W)</text:p>
          </table:table-cell>
          <table:table-cell table:style-name="ce12"/>
          <table:table-cell table:style-name="ce27" office:value-type="float" office:value="42015" calcext:value-type="float">
            <text:p>4201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4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9" calcext:value-type="float">
            <text:p>4000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7" calcext:value-type="float">
            <text:p>4201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0" calcext:value-type="float">
            <text:p>4001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19" calcext:value-type="float">
            <text:p>4201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1" calcext:value-type="float">
            <text:p>4001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1" calcext:value-type="float">
            <text:p>4202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2" calcext:value-type="float">
            <text:p>4001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3" calcext:value-type="float">
            <text:p>4202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3" calcext:value-type="float">
            <text:p>4001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5" calcext:value-type="float">
            <text:p>4202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4" calcext:value-type="float">
            <text:p>4001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7" calcext:value-type="float">
            <text:p>4202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5" calcext:value-type="float">
            <text:p>4001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29" calcext:value-type="float">
            <text:p>4202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6" calcext:value-type="float">
            <text:p>4001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1" calcext:value-type="float">
            <text:p>4203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7" calcext:value-type="float">
            <text:p>40017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3" calcext:value-type="float">
            <text:p>4203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8" calcext:value-type="float">
            <text:p>40018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5" calcext:value-type="float">
            <text:p>4203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19" calcext:value-type="float">
            <text:p>40019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7" calcext:value-type="float">
            <text:p>4203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0" calcext:value-type="float">
            <text:p>40020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39" calcext:value-type="float">
            <text:p>4203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1" calcext:value-type="float">
            <text:p>40021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1" calcext:value-type="float">
            <text:p>4204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2" calcext:value-type="float">
            <text:p>40022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3" calcext:value-type="float">
            <text:p>42043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3" calcext:value-type="float">
            <text:p>40023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5" calcext:value-type="float">
            <text:p>42045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4" calcext:value-type="float">
            <text:p>4002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7" calcext:value-type="float">
            <text:p>4204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8 and 16 Channel Measurement values</text:p>
          </table:table-cell>
          <table:table-cell table:number-columns-repeated="3"/>
          <table:table-cell table:style-name="ce2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Thermo Couple 4 Channel Measurement values</text:p>
          </table:table-cell>
          <table:table-cell table:number-columns-repeated="3"/>
          <table:table-cell table:style-name="ce2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5" calcext:value-type="float">
            <text:p>4000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1 (R/W)</text:p>
          </table:table-cell>
          <table:table-cell table:style-name="ce12"/>
          <table:table-cell table:style-name="ce27" office:value-type="float" office:value="42009" calcext:value-type="float">
            <text:p>4200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1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06" calcext:value-type="float">
            <text:p>40006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2 (R/W)</text:p>
          </table:table-cell>
          <table:table-cell table:style-name="ce12"/>
          <table:table-cell table:style-name="ce27" office:value-type="float" office:value="42011" calcext:value-type="float">
            <text:p>42011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2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mote Mux/Switch</text:p>
          </table:table-cell>
          <table:table-cell table:number-columns-repeated="3"/>
          <table:table-cell table:style-name="ce2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3" office:value-type="float" office:value="40004" calcext:value-type="float">
            <text:p>40004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Device Specific Register 0 (R/W)</text:p>
          </table:table-cell>
          <table:table-cell table:style-name="ce12"/>
          <table:table-cell table:style-name="ce27" office:value-type="float" office:value="42007" calcext:value-type="float">
            <text:p>42007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Device Specific Register 0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...</text:p>
          </table:table-cell>
          <table:table-cell table:style-name="ce15" office:value-type="string" calcext:value-type="string">
            <text:p>...</text:p>
          </table:table-cell>
          <table:table-cell table:style-name="ce12" office:value-type="string" calcext:value-type="string">
            <text:p>...</text:p>
          </table:table-cell>
          <table:table-cell table:style-name="ce12"/>
          <table:table-cell table:style-name="ce30" office:value-type="string" calcext:value-type="string">
            <text:p>...</text:p>
          </table:table-cell>
          <table:table-cell table:style-name="ce34" office:value-type="string" calcext:value-type="string">
            <text:p>...</text:p>
          </table:table-cell>
          <table:table-cell table:style-name="ce31" office:value-type="string" calcext:value-type="string">
            <text:p>...</text:p>
          </table:table-cell>
          <table:table-cell table:style-name="ce35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3" office:value-type="float" office:value="40025" calcext:value-type="float">
            <text:p>40025</text:p>
          </table:table-cell>
          <table:table-cell table:style-name="ce12" office:value-type="string" calcext:value-type="string">
            <text:p>unsigned singed 16-bit</text:p>
          </table:table-cell>
          <table:table-cell table:style-name="ce12" office:value-type="string" calcext:value-type="string">
            <text:p>Global Switch State</text:p>
          </table:table-cell>
          <table:table-cell table:style-name="ce12"/>
          <table:table-cell table:style-name="ce27" office:value-type="float" office:value="42049" calcext:value-type="float">
            <text:p>42049</text:p>
          </table:table-cell>
          <table:table-cell table:style-name="ce31" office:value-type="string" calcext:value-type="string">
            <text:p>Single Precision Floating Point</text:p>
          </table:table-cell>
          <table:table-cell table:style-name="ce31" office:value-type="string" calcext:value-type="string">
            <text:p>Global Switch State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Type (R0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Type (R0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1st Device ID (RO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1st Device ID (RO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 Device Type (R0)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37" calcext:value-type="float">
            <text:p>400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2ndDevice ID (RO)</text:p>
          </table:table-cell>
          <table:table-cell table:style-name="ce13"/>
          <table:table-cell table:style-name="ce28" office:value-type="float" office:value="42073" calcext:value-type="float">
            <text:p>420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38" calcext:value-type="float">
            <text:p>400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75" calcext:value-type="float">
            <text:p>420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9" calcext:value-type="float">
            <text:p>400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7" calcext:value-type="float">
            <text:p>420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40" calcext:value-type="float">
            <text:p>400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79" calcext:value-type="float">
            <text:p>420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41" calcext:value-type="float">
            <text:p>400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1" calcext:value-type="float">
            <text:p>420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42" calcext:value-type="float">
            <text:p>400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3" calcext:value-type="float">
            <text:p>420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3" calcext:value-type="float">
            <text:p>400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5" calcext:value-type="float">
            <text:p>420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4" calcext:value-type="float">
            <text:p>400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7" calcext:value-type="float">
            <text:p>420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5" calcext:value-type="float">
            <text:p>400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89" calcext:value-type="float">
            <text:p>420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046" calcext:value-type="float">
            <text:p>4004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Type (R0)</text:p>
          </table:table-cell>
          <table:table-cell table:style-name="ce13"/>
          <table:table-cell table:style-name="ce28" office:value-type="float" office:value="42091" calcext:value-type="float">
            <text:p>4209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047" calcext:value-type="float">
            <text:p>4004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rd Device ID (RO)</text:p>
          </table:table-cell>
          <table:table-cell table:style-name="ce13"/>
          <table:table-cell table:style-name="ce28" office:value-type="float" office:value="42093" calcext:value-type="float">
            <text:p>4209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048" calcext:value-type="float">
            <text:p>4004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095" calcext:value-type="float">
            <text:p>4209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49" calcext:value-type="float">
            <text:p>4004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7" calcext:value-type="float">
            <text:p>4209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050" calcext:value-type="float">
            <text:p>4005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099" calcext:value-type="float">
            <text:p>4209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051" calcext:value-type="float">
            <text:p>4005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1" calcext:value-type="float">
            <text:p>4210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052" calcext:value-type="float">
            <text:p>4005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103" calcext:value-type="float">
            <text:p>4210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...</text:p>
          </table:table-cell>
          <table:table-cell table:style-name="ce14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  <table:table-cell table:style-name="ce13"/>
          <table:table-cell table:style-name="ce29" office:value-type="string" calcext:value-type="string">
            <text:p>...</text:p>
          </table:table-cell>
          <table:table-cell table:style-name="ce33" office:value-type="string" calcext:value-type="string">
            <text:p>...</text:p>
          </table:table-cell>
          <table:table-cell table:style-name="ce32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5" office:value-type="float" office:value="40336" calcext:value-type="float">
            <text:p>403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Type (R0)</text:p>
          </table:table-cell>
          <table:table-cell table:style-name="ce13"/>
          <table:table-cell table:style-name="ce28" office:value-type="float" office:value="42671" calcext:value-type="float">
            <text:p>426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5" office:value-type="float" office:value="40337" calcext:value-type="float">
            <text:p>40337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32nd Device ID (RO)</text:p>
          </table:table-cell>
          <table:table-cell table:style-name="ce13"/>
          <table:table-cell table:style-name="ce28" office:value-type="float" office:value="42673" calcext:value-type="float">
            <text:p>4267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5" office:value-type="float" office:value="40338" calcext:value-type="float">
            <text:p>40338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Switch State (R/W)</text:p>
          </table:table-cell>
          <table:table-cell table:style-name="ce13"/>
          <table:table-cell table:style-name="ce28" office:value-type="float" office:value="42675" calcext:value-type="float">
            <text:p>4267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Switch Stat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339" calcext:value-type="float">
            <text:p>4033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7" calcext:value-type="float">
            <text:p>4267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5" office:value-type="float" office:value="40340" calcext:value-type="float">
            <text:p>40340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79" calcext:value-type="float">
            <text:p>4267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5" office:value-type="float" office:value="40341" calcext:value-type="float">
            <text:p>4034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1" calcext:value-type="float">
            <text:p>4268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5" office:value-type="float" office:value="40342" calcext:value-type="float">
            <text:p>4034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3" calcext:value-type="float">
            <text:p>4268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3" calcext:value-type="float">
            <text:p>4034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5" calcext:value-type="float">
            <text:p>4268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4" calcext:value-type="float">
            <text:p>4034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7" calcext:value-type="float">
            <text:p>4268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5" office:value-type="float" office:value="40345" calcext:value-type="float">
            <text:p>4034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style-name="ce28" office:value-type="float" office:value="42689" calcext:value-type="float">
            <text:p>4268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2" office:value-type="string" calcext:value-type="string">
            <text:p>Holding Registers (16-bit integer)</text:p>
          </table:table-cell>
          <table:table-cell table:number-columns-repeated="3"/>
          <table:table-cell table:style-name="ce2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2 Channel Qaudrature Measurement values</text:p>
          </table:table-cell>
          <table:table-cell table:number-columns-repeated="3"/>
          <table:table-cell table:style-name="ce2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5" office:value-type="float" office:value="40026" calcext:value-type="float">
            <text:p>4002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PWM Frequency [Hz] (R/W)</text:p>
          </table:table-cell>
          <table:table-cell table:style-name="ce13"/>
          <table:table-cell table:style-name="ce28" office:value-type="float" office:value="42051" calcext:value-type="float">
            <text:p>4205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PWM Frequency [Hz]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7" calcext:value-type="float">
            <text:p>40027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High (R/W)</text:p>
          </table:table-cell>
          <table:table-cell table:style-name="ce13"/>
          <table:table-cell table:style-name="ce28" office:value-type="float" office:value="42053" calcext:value-type="float">
            <text:p>4205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High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8" calcext:value-type="float">
            <text:p>40028</text:p>
          </table:table-cell>
          <table:table-cell table:style-name="ce13" office:value-type="string" calcext:value-type="string">
            <text:p>singed 16-bit</text:p>
          </table:table-cell>
          <table:table-cell table:style-name="ce13" office:value-type="string" calcext:value-type="string">
            <text:p>RX PLL Control Value Low (R/W)</text:p>
          </table:table-cell>
          <table:table-cell table:style-name="ce13"/>
          <table:table-cell table:style-name="ce28" office:value-type="float" office:value="42055" calcext:value-type="float">
            <text:p>4205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RX PLL Control Value Low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29" calcext:value-type="float">
            <text:p>40029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ax Value (R/W)</text:p>
          </table:table-cell>
          <table:table-cell table:style-name="ce13"/>
          <table:table-cell table:style-name="ce28" office:value-type="float" office:value="42057" calcext:value-type="float">
            <text:p>4205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0" calcext:value-type="float">
            <text:p>40030</text:p>
          </table:table-cell>
          <table:table-cell table:style-name="ce13" office:value-type="string" calcext:value-type="string">
            <text:p>1nsinged 16-bit</text:p>
          </table:table-cell>
          <table:table-cell table:style-name="ce13" office:value-type="string" calcext:value-type="string">
            <text:p>Channel 1 Counter Min Value (R/W)</text:p>
          </table:table-cell>
          <table:table-cell table:style-name="ce13"/>
          <table:table-cell table:style-name="ce28" office:value-type="float" office:value="42059" calcext:value-type="float">
            <text:p>4205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1" calcext:value-type="float">
            <text:p>40031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1" calcext:value-type="float">
            <text:p>4206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2" calcext:value-type="float">
            <text:p>40032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63" calcext:value-type="float">
            <text:p>42063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3" calcext:value-type="float">
            <text:p>40033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ax Value (R/W)</text:p>
          </table:table-cell>
          <table:table-cell table:style-name="ce13"/>
          <table:table-cell table:style-name="ce28" office:value-type="float" office:value="42065" calcext:value-type="float">
            <text:p>42065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ax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5" office:value-type="float" office:value="40034" calcext:value-type="float">
            <text:p>40034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in Value (R/W)</text:p>
          </table:table-cell>
          <table:table-cell table:style-name="ce13"/>
          <table:table-cell table:style-name="ce28" office:value-type="float" office:value="42067" calcext:value-type="float">
            <text:p>42067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in Value (R/W)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5" office:value-type="float" office:value="40035" calcext:value-type="float">
            <text:p>40035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3"/>
          <table:table-cell table:style-name="ce28" office:value-type="float" office:value="42069" calcext:value-type="float">
            <text:p>42069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5" office:value-type="float" office:value="40036" calcext:value-type="float">
            <text:p>40036</text:p>
          </table:table-cell>
          <table:table-cell table:style-name="ce13" office:value-type="string" calcext:value-type="string">
            <text:p>unsinged 16-bit</text:p>
          </table:table-cell>
          <table:table-cell table:style-name="ce13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3"/>
          <table:table-cell table:style-name="ce28" office:value-type="float" office:value="42071" calcext:value-type="float">
            <text:p>42071</text:p>
          </table:table-cell>
          <table:table-cell table:style-name="ce32" office:value-type="string" calcext:value-type="string">
            <text:p>Single Precision Floating Point</text:p>
          </table:table-cell>
          <table:table-cell table:style-name="ce32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35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6" table:number-columns-repeated="6"/>
          <table:table-cell table:number-columns-repeated="1013"/>
        </table:table-row>
        <table:table-row table:style-name="ro4">
          <table:table-cell table:style-name="ce9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9" table:number-columns-repeated="7"/>
          <table:table-cell table:number-columns-repeated="1012"/>
        </table:table-row>
        <table:table-row table:style-name="ro2">
          <table:table-cell table:style-name="ce9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9" table:number-columns-repeated="7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19"/>
        </table:table-row>
        <table:table-row table:style-name="ro2"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1" office:value-type="string" calcext:value-type="string" table:number-columns-spanned="7" table:number-rows-spanned="1">
            <text:p><text:s text:c="75"/></text:p>
          </table:table-cell>
          <table:covered-table-cell table:number-columns-repeated="6" table:style-name="ce17"/>
          <table:table-cell table:style-name="ce10"/>
          <table:table-cell table:number-columns-repeated="1012"/>
        </table:table-row>
        <table:table-row table:style-name="ro3" table:number-rows-repeated="1048298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0:29:18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0" style:display-name="PageStyle_Register Description V1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meta:creation-date>2013-11-28T10:17:42</meta:creation-date>
    <dc:date>2020-04-09T11:49:13.808000000</dc:date>
    <meta:generator>LibreOffice/6.2.7.1$Windows_X86_64 LibreOffice_project/23edc44b61b830b7d749943e020e96f5a7df63bf</meta:generator>
    <meta:editing-duration>PT19H46M36S</meta:editing-duration>
    <meta:editing-cycles>1</meta:editing-cycles>
    <meta:document-statistic meta:table-count="2" meta:cell-count="37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